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80000026C9D1799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6.15cm" fo:min-width="17.1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7.567cm" svg:height="16.403cm" svg:x="0.233cm" svg:y="-0.003cm">
          <draw:image xlink:href="Pictures/10000201000002980000026C9D1799CF.png" xlink:type="simple" xlink:show="embed" xlink:actuate="onLoad">
            <text:p/>
          </draw:image>
        </draw:frame>
        <draw:custom-shape draw:style-name="gr2" draw:text-style-name="P1" draw:layer="layout" svg:width="17.7cm" svg:height="16.5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6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2:48:39.268810492</meta:creation-date>
    <dc:date>2018-04-28T12:56:17.184188298</dc:date>
    <dc:creator>dario </dc:creator>
    <meta:editing-duration>PT7M38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